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2-4-weka.filters.unsupervised.attribute.Remove-R25,30-31-weka.filters.unsupervised.attribute.Remove-R37</text:p>
      <text:p text:style-name="Standard">Instances: <text:s text:c="3"/>1000</text:p>
      <text:p text:style-name="Standard">Attributes: <text:s text:c="2"/>36</text:p>
      <text:p text:style-name="Standard"><text:s text:c="14"/>Bi_lemma_overlap_count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<text:soft-page-break/>MeanSimLabel =</text:p>
      <text:p text:style-name="Standard"/>
      <text:p text:style-name="Standard"><text:s text:c="6"/>2.2576 * Bi_lemma_overlap_count +</text:p>
      <text:p text:style-name="Standard"><text:s text:c="6"/>0.3409 * LIWC_Catg_Achievement +</text:p>
      <text:p text:style-name="Standard"><text:s text:c="5"/>-0.4992 * LIWC_Catg_Affective Processes +</text:p>
      <text:p text:style-name="Standard"><text:s text:c="6"/>0.4485 * LIWC_Catg_Causation +</text:p>
      <text:p text:style-name="Standard"><text:s text:c="6"/>0.4569 * LIWC_Catg_Certainty +</text:p>
      <text:p text:style-name="Standard"><text:s text:c="5"/>-0.5022 * LIWC_Catg_Humans +</text:p>
      <text:p text:style-name="Standard"><text:s text:c="6"/>0.6399 * LIWC_Catg_Motion +</text:p>
      <text:p text:style-name="Standard"><text:s text:c="6"/>0.6391 * LIWC_Catg_Negative Emotion +</text:p>
      <text:p text:style-name="Standard"><text:s text:c="6"/>0.9998 * LIWC_Catg_Perceptual Processes +</text:p>
      <text:p text:style-name="Standard"><text:s text:c="6"/>0.4452 * LIWC_Catg_Relativity +</text:p>
      <text:p text:style-name="Standard"><text:s text:c="6"/>0.5071 * LIWC_Catg_Religion +</text:p>
      <text:p text:style-name="Standard"><text:s text:c="6"/>0.3585 * LIWC_Catg_Sexual +</text:p>
      <text:p text:style-name="Standard"><text:s text:c="5"/>-0.713 <text:s/>* LIWC_Catg_Social Processes +</text:p>
      <text:p text:style-name="Standard"><text:s text:c="6"/>0.5129 * LIWC_Catg_Work +</text:p>
      <text:p text:style-name="Standard"><text:s text:c="6"/>2.7812 * UMBC +</text:p>
      <text:p text:style-name="Standard"><text:s text:c="5"/>-2.9671 * rouge_1_f_score +</text:p>
      <text:p text:style-name="Standard"><text:s text:c="5"/>-4.0404 * rouge_2_f_score +</text:p>
      <text:p text:style-name="Standard"><text:s text:c="5"/>-1.3109 * rouge_3_f_score +</text:p>
      <text:p text:style-name="Standard"><text:s text:c="6"/>3.1427 * rouge_4_f_score +</text:p>
      <text:p text:style-name="Standard"><text:s text:c="6"/>3.4091 * rouge_l_f_score +</text:p>
      <text:p text:style-name="Standard"><text:s text:c="6"/>3.8972 * rouge_s*_f_score +</text:p>
      <text:p text:style-name="Standard"><text:s text:c="5"/>-2.3915 * rouge_w_1.2_f_score +</text:p>
      <text:p text:style-name="Standard"><text:s text:c="6"/>0.8022</text:p>
      <text:p text:style-name="Standard"/>
      <text:p text:style-name="Standard">Time taken to build model: 0.02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041,1.441</text:p>
      <text:p text:style-name="Standard">2,0.5,1.917,1.417</text:p>
      <text:p text:style-name="Standard">3,2.4,1.81,-0.59</text:p>
      <text:p text:style-name="Standard">4,1,1.362,0.362</text:p>
      <text:p text:style-name="Standard">5,0.4,1.08,0.68</text:p>
      <text:p text:style-name="Standard">6,1.167,1.551,0.385</text:p>
      <text:p text:style-name="Standard">7,3,3.903,0.903</text:p>
      <text:p text:style-name="Standard">8,1.167,2.234,1.068</text:p>
      <text:p text:style-name="Standard">9,0.6,2.687,2.087</text:p>
      <text:p text:style-name="Standard">10,1.333,1.88,0.547</text:p>
      <text:p text:style-name="Standard">11,2.667,2.212,-0.455</text:p>
      <text:p text:style-name="Standard">12,0.833,1.649,0.816</text:p>
      <text:p text:style-name="Standard">13,3.6,2.605,-0.995</text:p>
      <text:p text:style-name="Standard">14,0.6,1.776,1.176</text:p>
      <text:p text:style-name="Standard">15,3.4,1.967,-1.433</text:p>
      <text:p text:style-name="Standard">16,3.8,1.451,-2.349</text:p>
      <text:p text:style-name="Standard">17,2,1.663,-0.337</text:p>
      <text:p text:style-name="Standard">18,1,1.092,0.092</text:p>
      <text:p text:style-name="Standard">19,0,0.59,0.59</text:p>
      <text:p text:style-name="Standard">20,2,2.337,0.337</text:p>
      <text:p text:style-name="Standard"><text:soft-page-break/>21,1.2,2.864,1.664</text:p>
      <text:p text:style-name="Standard">22,2.4,2.258,-0.142</text:p>
      <text:p text:style-name="Standard">23,3.333,1.825,-1.509</text:p>
      <text:p text:style-name="Standard">24,1.333,1.585,0.251</text:p>
      <text:p text:style-name="Standard">25,1.833,1.794,-0.04</text:p>
      <text:p text:style-name="Standard">26,2.4,1.457,-0.943</text:p>
      <text:p text:style-name="Standard">27,1.286,2.97,1.684</text:p>
      <text:p text:style-name="Standard">28,2.6,1.369,-1.231</text:p>
      <text:p text:style-name="Standard">29,1.4,2.271,0.871</text:p>
      <text:p text:style-name="Standard">30,1.8,2.367,0.567</text:p>
      <text:p text:style-name="Standard">31,2.8,2.262,-0.538</text:p>
      <text:p text:style-name="Standard">32,2.2,2.606,0.406</text:p>
      <text:p text:style-name="Standard">33,3,1.82,-1.18</text:p>
      <text:p text:style-name="Standard">34,2,2.279,0.279</text:p>
      <text:p text:style-name="Standard">35,2.5,2.338,-0.162</text:p>
      <text:p text:style-name="Standard">36,1,1.46,0.46</text:p>
      <text:p text:style-name="Standard">37,2.6,2.161,-0.439</text:p>
      <text:p text:style-name="Standard">38,0.8,1.512,0.712</text:p>
      <text:p text:style-name="Standard">39,0.4,0.382,-0.018</text:p>
      <text:p text:style-name="Standard">40,1.75,1.449,-0.301</text:p>
      <text:p text:style-name="Standard">41,1.2,1.692,0.492</text:p>
      <text:p text:style-name="Standard">42,1,1.269,0.269</text:p>
      <text:p text:style-name="Standard">43,3.8,3.729,-0.071</text:p>
      <text:p text:style-name="Standard">44,2.4,1.788,-0.612</text:p>
      <text:p text:style-name="Standard">45,3,2.347,-0.653</text:p>
      <text:p text:style-name="Standard">46,3,2.326,-0.674</text:p>
      <text:p text:style-name="Standard">47,2.6,1.856,-0.744</text:p>
      <text:p text:style-name="Standard">48,0.833,2.683,1.85</text:p>
      <text:p text:style-name="Standard">49,3.833,3.939,0.106</text:p>
      <text:p text:style-name="Standard">50,2,2.021,0.021</text:p>
      <text:p text:style-name="Standard">51,2,1.745,-0.255</text:p>
      <text:p text:style-name="Standard">52,0.286,1.306,1.02</text:p>
      <text:p text:style-name="Standard">53,2.833,2.385,-0.449</text:p>
      <text:p text:style-name="Standard">54,2.8,2.286,-0.514</text:p>
      <text:p text:style-name="Standard">55,3.333,2.557,-0.776</text:p>
      <text:p text:style-name="Standard">56,1,1.416,0.416</text:p>
      <text:p text:style-name="Standard">57,1,1.505,0.505</text:p>
      <text:p text:style-name="Standard">58,3.333,3.655,0.322</text:p>
      <text:p text:style-name="Standard">59,1.333,2.486,1.153</text:p>
      <text:p text:style-name="Standard">60,3.8,2.704,-1.096</text:p>
      <text:p text:style-name="Standard">61,3.4,1.945,-1.455</text:p>
      <text:p text:style-name="Standard">62,2,1.571,-0.429</text:p>
      <text:p text:style-name="Standard">63,2.2,1.575,-0.625</text:p>
      <text:p text:style-name="Standard">64,1,1.315,0.315</text:p>
      <text:p text:style-name="Standard">65,2.2,1.592,-0.608</text:p>
      <text:p text:style-name="Standard">66,1.333,1.565,0.232</text:p>
      <text:p text:style-name="Standard">67,2.8,2.793,-0.007</text:p>
      <text:p text:style-name="Standard">68,2.333,2.396,0.062</text:p>
      <text:p text:style-name="Standard">69,2.667,2.16,-0.507</text:p>
      <text:p text:style-name="Standard">70,1,1.247,0.247</text:p>
      <text:p text:style-name="Standard">71,4.4,2.361,-2.039</text:p>
      <text:p text:style-name="Standard"><text:soft-page-break/>72,3.2,1.613,-1.587</text:p>
      <text:p text:style-name="Standard">73,2.8,1.458,-1.342</text:p>
      <text:p text:style-name="Standard">74,3.8,1.771,-2.029</text:p>
      <text:p text:style-name="Standard">75,2.5,1.899,-0.601</text:p>
      <text:p text:style-name="Standard">76,1.4,2.016,0.616</text:p>
      <text:p text:style-name="Standard">77,1.667,2.286,0.619</text:p>
      <text:p text:style-name="Standard">78,2.6,2.917,0.317</text:p>
      <text:p text:style-name="Standard">79,2.333,2.514,0.181</text:p>
      <text:p text:style-name="Standard">80,0.5,1.328,0.828</text:p>
      <text:p text:style-name="Standard">81,0.333,1.345,1.011</text:p>
      <text:p text:style-name="Standard">82,2,1.099,-0.901</text:p>
      <text:p text:style-name="Standard">83,0.8,1.38,0.58</text:p>
      <text:p text:style-name="Standard">84,3.2,1.62,-1.58</text:p>
      <text:p text:style-name="Standard">85,2,2.281,0.281</text:p>
      <text:p text:style-name="Standard">86,0.2,2.284,2.084</text:p>
      <text:p text:style-name="Standard">87,3.25,3.676,0.426</text:p>
      <text:p text:style-name="Standard">88,3.8,2.582,-1.218</text:p>
      <text:p text:style-name="Standard">89,2.8,1.647,-1.153</text:p>
      <text:p text:style-name="Standard">90,2.4,2.12,-0.28</text:p>
      <text:p text:style-name="Standard">91,3,2.195,-0.805</text:p>
      <text:p text:style-name="Standard">92,2.2,1.757,-0.443</text:p>
      <text:p text:style-name="Standard">93,2.2,1.91,-0.29</text:p>
      <text:p text:style-name="Standard">94,1,2.134,1.134</text:p>
      <text:p text:style-name="Standard">95,3.25,2.721,-0.529</text:p>
      <text:p text:style-name="Standard">96,3.2,2.525,-0.675</text:p>
      <text:p text:style-name="Standard">97,3,1.807,-1.193</text:p>
      <text:p text:style-name="Standard">98,1.167,2.571,1.405</text:p>
      <text:p text:style-name="Standard">99,1.2,2.195,0.995</text:p>
      <text:p text:style-name="Standard">100,4.4,2.882,-1.518</text:p>
      <text:p text:style-name="Standard">1,1.4,1.605,0.205</text:p>
      <text:p text:style-name="Standard">2,2,1.945,-0.055</text:p>
      <text:p text:style-name="Standard">3,0.8,0.876,0.076</text:p>
      <text:p text:style-name="Standard">4,0.4,1.568,1.168</text:p>
      <text:p text:style-name="Standard">5,2.25,1.296,-0.954</text:p>
      <text:p text:style-name="Standard">6,2.667,2.225,-0.442</text:p>
      <text:p text:style-name="Standard">7,1.167,1.665,0.499</text:p>
      <text:p text:style-name="Standard">8,1.667,1.724,0.057</text:p>
      <text:p text:style-name="Standard">9,2.667,2.162,-0.505</text:p>
      <text:p text:style-name="Standard">10,1.75,1.185,-0.565</text:p>
      <text:p text:style-name="Standard">11,4,1.109,-2.891</text:p>
      <text:p text:style-name="Standard">12,4.167,3.043,-1.123</text:p>
      <text:p text:style-name="Standard">13,1.833,1.3,-0.533</text:p>
      <text:p text:style-name="Standard">14,0.8,1.719,0.919</text:p>
      <text:p text:style-name="Standard">15,1.2,2.205,1.005</text:p>
      <text:p text:style-name="Standard">16,1.6,2.217,0.617</text:p>
      <text:p text:style-name="Standard">17,2.75,1.988,-0.762</text:p>
      <text:p text:style-name="Standard">18,3.5,2.328,-1.172</text:p>
      <text:p text:style-name="Standard">19,4.833,2.79,-2.044</text:p>
      <text:p text:style-name="Standard">20,1.833,1.807,-0.027</text:p>
      <text:p text:style-name="Standard">21,1.833,1.989,0.156</text:p>
      <text:p text:style-name="Standard">22,1.6,1.787,0.187</text:p>
      <text:p text:style-name="Standard"><text:soft-page-break/>23,0.6,1.543,0.943</text:p>
      <text:p text:style-name="Standard">24,1.833,2.095,0.262</text:p>
      <text:p text:style-name="Standard">25,0.4,0.931,0.531</text:p>
      <text:p text:style-name="Standard">26,1.667,1.824,0.157</text:p>
      <text:p text:style-name="Standard">27,4,3.219,-0.781</text:p>
      <text:p text:style-name="Standard">28,1,1.75,0.75</text:p>
      <text:p text:style-name="Standard">29,1.4,1.953,0.553</text:p>
      <text:p text:style-name="Standard">30,0.667,1.499,0.832</text:p>
      <text:p text:style-name="Standard">31,2.2,1.189,-1.011</text:p>
      <text:p text:style-name="Standard">32,2.6,2.351,-0.249</text:p>
      <text:p text:style-name="Standard">33,3.2,1.323,-1.877</text:p>
      <text:p text:style-name="Standard">34,0,1.077,1.077</text:p>
      <text:p text:style-name="Standard">35,4,3.306,-0.694</text:p>
      <text:p text:style-name="Standard">36,3,1.866,-1.134</text:p>
      <text:p text:style-name="Standard">37,2.6,1.863,-0.737</text:p>
      <text:p text:style-name="Standard">38,2.6,1.277,-1.323</text:p>
      <text:p text:style-name="Standard">39,0.75,1.369,0.619</text:p>
      <text:p text:style-name="Standard">40,0,0.986,0.986</text:p>
      <text:p text:style-name="Standard">41,2,1.773,-0.227</text:p>
      <text:p text:style-name="Standard">42,3.167,2.151,-1.016</text:p>
      <text:p text:style-name="Standard">43,1.4,1.881,0.481</text:p>
      <text:p text:style-name="Standard">44,3.6,3.087,-0.513</text:p>
      <text:p text:style-name="Standard">45,2.5,1.978,-0.522</text:p>
      <text:p text:style-name="Standard">46,1.167,2.017,0.85</text:p>
      <text:p text:style-name="Standard">47,0.6,1.696,1.096</text:p>
      <text:p text:style-name="Standard">48,0.75,1.477,0.727</text:p>
      <text:p text:style-name="Standard">49,1.6,2.007,0.407</text:p>
      <text:p text:style-name="Standard">50,1.6,1.919,0.319</text:p>
      <text:p text:style-name="Standard">51,3,3.238,0.238</text:p>
      <text:p text:style-name="Standard">52,0.25,1.684,1.434</text:p>
      <text:p text:style-name="Standard">53,1.167,2.325,1.158</text:p>
      <text:p text:style-name="Standard">54,1.75,1.735,-0.015</text:p>
      <text:p text:style-name="Standard">55,2,1.446,-0.554</text:p>
      <text:p text:style-name="Standard">56,1.8,2.494,0.694</text:p>
      <text:p text:style-name="Standard">57,1.667,1.814,0.148</text:p>
      <text:p text:style-name="Standard">58,2.25,2.43,0.18</text:p>
      <text:p text:style-name="Standard">59,1.6,1.129,-0.471</text:p>
      <text:p text:style-name="Standard">60,1.2,1.129,-0.071</text:p>
      <text:p text:style-name="Standard">61,1.333,1.93,0.597</text:p>
      <text:p text:style-name="Standard">62,3,1.534,-1.466</text:p>
      <text:p text:style-name="Standard">63,0.4,1.64,1.24</text:p>
      <text:p text:style-name="Standard">64,1.6,2.688,1.088</text:p>
      <text:p text:style-name="Standard">65,0.833,1.508,0.675</text:p>
      <text:p text:style-name="Standard">66,3.167,3.718,0.551</text:p>
      <text:p text:style-name="Standard">67,2.6,2.096,-0.504</text:p>
      <text:p text:style-name="Standard">68,1.4,1.927,0.527</text:p>
      <text:p text:style-name="Standard">69,0.833,1.598,0.765</text:p>
      <text:p text:style-name="Standard">70,2,1.697,-0.303</text:p>
      <text:p text:style-name="Standard">71,1.2,1.484,0.284</text:p>
      <text:p text:style-name="Standard">72,2,2.46,0.46</text:p>
      <text:p text:style-name="Standard">73,2.25,1.893,-0.357</text:p>
      <text:p text:style-name="Standard"><text:soft-page-break/>74,2.2,2.702,0.502</text:p>
      <text:p text:style-name="Standard">75,2.8,3.187,0.387</text:p>
      <text:p text:style-name="Standard">76,1.4,1.937,0.537</text:p>
      <text:p text:style-name="Standard">77,0.8,2.896,2.096</text:p>
      <text:p text:style-name="Standard">78,0.333,0.62,0.287</text:p>
      <text:p text:style-name="Standard">79,3.4,2.18,-1.22</text:p>
      <text:p text:style-name="Standard">80,1,2.321,1.321</text:p>
      <text:p text:style-name="Standard">81,4.2,3.019,-1.181</text:p>
      <text:p text:style-name="Standard">82,2.2,1.347,-0.853</text:p>
      <text:p text:style-name="Standard">83,1,2.006,1.006</text:p>
      <text:p text:style-name="Standard">84,0.2,1.647,1.447</text:p>
      <text:p text:style-name="Standard">85,3.2,2.61,-0.59</text:p>
      <text:p text:style-name="Standard">86,1.8,1.736,-0.064</text:p>
      <text:p text:style-name="Standard">87,1.2,1.624,0.424</text:p>
      <text:p text:style-name="Standard">88,3.25,1.223,-2.027</text:p>
      <text:p text:style-name="Standard">89,2.4,1.399,-1.001</text:p>
      <text:p text:style-name="Standard">90,1,1.933,0.933</text:p>
      <text:p text:style-name="Standard">91,2.333,3.152,0.818</text:p>
      <text:p text:style-name="Standard">92,4.833,2.62,-2.213</text:p>
      <text:p text:style-name="Standard">93,0.333,1.783,1.45</text:p>
      <text:p text:style-name="Standard">94,4.167,1.719,-2.447</text:p>
      <text:p text:style-name="Standard">95,1,0.901,-0.099</text:p>
      <text:p text:style-name="Standard">96,0.167,1.432,1.265</text:p>
      <text:p text:style-name="Standard">97,4.6,1.698,-2.902</text:p>
      <text:p text:style-name="Standard">98,1,2.222,1.222</text:p>
      <text:p text:style-name="Standard">99,2,1.782,-0.218</text:p>
      <text:p text:style-name="Standard">100,0.2,1.797,1.597</text:p>
      <text:p text:style-name="Standard">1,1.5,1.831,0.331</text:p>
      <text:p text:style-name="Standard">2,2.667,1.829,-0.838</text:p>
      <text:p text:style-name="Standard">3,1.4,2.178,0.778</text:p>
      <text:p text:style-name="Standard">4,2.6,1.677,-0.923</text:p>
      <text:p text:style-name="Standard">5,2,1.603,-0.397</text:p>
      <text:p text:style-name="Standard">6,3.8,1.651,-2.149</text:p>
      <text:p text:style-name="Standard">7,2.143,2.656,0.513</text:p>
      <text:p text:style-name="Standard">8,2.2,2.27,0.07</text:p>
      <text:p text:style-name="Standard">9,1.8,1.566,-0.234</text:p>
      <text:p text:style-name="Standard">10,4.6,3.135,-1.465</text:p>
      <text:p text:style-name="Standard">11,1.333,2.347,1.013</text:p>
      <text:p text:style-name="Standard">12,1.167,1.117,-0.05</text:p>
      <text:p text:style-name="Standard">13,2.8,1.851,-0.949</text:p>
      <text:p text:style-name="Standard">14,2.6,3.033,0.433</text:p>
      <text:p text:style-name="Standard">15,0.4,2.024,1.624</text:p>
      <text:p text:style-name="Standard">16,0.2,0.802,0.602</text:p>
      <text:p text:style-name="Standard">17,3,2.581,-0.419</text:p>
      <text:p text:style-name="Standard">18,3.286,2.591,-0.695</text:p>
      <text:p text:style-name="Standard">19,1,1.711,0.711</text:p>
      <text:p text:style-name="Standard">20,2.167,1.876,-0.291</text:p>
      <text:p text:style-name="Standard">21,1,2.129,1.129</text:p>
      <text:p text:style-name="Standard">22,2.167,1.643,-0.524</text:p>
      <text:p text:style-name="Standard">23,3.333,2.491,-0.843</text:p>
      <text:p text:style-name="Standard">24,4,3.408,-0.592</text:p>
      <text:p text:style-name="Standard"><text:soft-page-break/>25,1.167,2.154,0.988</text:p>
      <text:p text:style-name="Standard">26,2.4,2.339,-0.061</text:p>
      <text:p text:style-name="Standard">27,0.2,0.834,0.634</text:p>
      <text:p text:style-name="Standard">28,5,2.149,-2.851</text:p>
      <text:p text:style-name="Standard">29,1,1.951,0.951</text:p>
      <text:p text:style-name="Standard">30,2.8,2.234,-0.566</text:p>
      <text:p text:style-name="Standard">31,0.4,1.029,0.629</text:p>
      <text:p text:style-name="Standard">32,2,2.459,0.459</text:p>
      <text:p text:style-name="Standard">33,2.6,2.413,-0.187</text:p>
      <text:p text:style-name="Standard">34,3.2,1.802,-1.398</text:p>
      <text:p text:style-name="Standard">35,4.333,1.657,-2.676</text:p>
      <text:p text:style-name="Standard">36,0.8,1.44,0.64</text:p>
      <text:p text:style-name="Standard">37,2,1.407,-0.593</text:p>
      <text:p text:style-name="Standard">38,2.2,1.454,-0.746</text:p>
      <text:p text:style-name="Standard">39,2.2,1.6,-0.6</text:p>
      <text:p text:style-name="Standard">40,0.2,1.511,1.311</text:p>
      <text:p text:style-name="Standard">41,1.143,1.905,0.762</text:p>
      <text:p text:style-name="Standard">42,0.8,0.961,0.161</text:p>
      <text:p text:style-name="Standard">43,1.4,1.662,0.262</text:p>
      <text:p text:style-name="Standard">44,0.833,1.547,0.714</text:p>
      <text:p text:style-name="Standard">45,2,2.261,0.261</text:p>
      <text:p text:style-name="Standard">46,0.2,1.408,1.208</text:p>
      <text:p text:style-name="Standard">47,3,2.547,-0.453</text:p>
      <text:p text:style-name="Standard">48,3,1.803,-1.197</text:p>
      <text:p text:style-name="Standard">49,1.167,1.089,-0.078</text:p>
      <text:p text:style-name="Standard">50,2.167,1.958,-0.208</text:p>
      <text:p text:style-name="Standard">51,2.667,2.981,0.315</text:p>
      <text:p text:style-name="Standard">52,0,0.806,0.806</text:p>
      <text:p text:style-name="Standard">53,1.833,2.342,0.508</text:p>
      <text:p text:style-name="Standard">54,1.667,2.378,0.712</text:p>
      <text:p text:style-name="Standard">55,4.4,2.459,-1.941</text:p>
      <text:p text:style-name="Standard">56,1.833,1.813,-0.02</text:p>
      <text:p text:style-name="Standard">57,1.167,1.666,0.499</text:p>
      <text:p text:style-name="Standard">58,1,2.892,1.892</text:p>
      <text:p text:style-name="Standard">59,1,1.734,0.734</text:p>
      <text:p text:style-name="Standard">60,1.167,1.53,0.364</text:p>
      <text:p text:style-name="Standard">61,1.4,2.386,0.986</text:p>
      <text:p text:style-name="Standard">62,1,2.051,1.051</text:p>
      <text:p text:style-name="Standard">63,0.333,1.126,0.793</text:p>
      <text:p text:style-name="Standard">64,3,3.131,0.131</text:p>
      <text:p text:style-name="Standard">65,2.833,3.164,0.331</text:p>
      <text:p text:style-name="Standard">66,3.167,1.783,-1.383</text:p>
      <text:p text:style-name="Standard">67,2.2,2.584,0.384</text:p>
      <text:p text:style-name="Standard">68,2.167,1.794,-0.373</text:p>
      <text:p text:style-name="Standard">69,2.75,2.708,-0.042</text:p>
      <text:p text:style-name="Standard">70,1.2,1.119,-0.081</text:p>
      <text:p text:style-name="Standard">71,0.6,1.128,0.528</text:p>
      <text:p text:style-name="Standard">72,4.667,2.961,-1.706</text:p>
      <text:p text:style-name="Standard">73,2.4,1.696,-0.704</text:p>
      <text:p text:style-name="Standard">74,1.2,1.874,0.674</text:p>
      <text:p text:style-name="Standard">75,0.5,0.682,0.182</text:p>
      <text:p text:style-name="Standard"><text:soft-page-break/>76,2.5,2.013,-0.487</text:p>
      <text:p text:style-name="Standard">77,1.4,1.899,0.499</text:p>
      <text:p text:style-name="Standard">78,3.8,2.291,-1.509</text:p>
      <text:p text:style-name="Standard">79,4.4,2.538,-1.862</text:p>
      <text:p text:style-name="Standard">80,4.833,1.746,-3.088</text:p>
      <text:p text:style-name="Standard">81,1,1.583,0.583</text:p>
      <text:p text:style-name="Standard">82,4.167,2.34,-1.827</text:p>
      <text:p text:style-name="Standard">83,1.5,2.017,0.517</text:p>
      <text:p text:style-name="Standard">84,1,1.847,0.847</text:p>
      <text:p text:style-name="Standard">85,4.5,2.357,-2.143</text:p>
      <text:p text:style-name="Standard">86,3.2,2.339,-0.861</text:p>
      <text:p text:style-name="Standard">87,3.667,1.794,-1.873</text:p>
      <text:p text:style-name="Standard">88,0,1.892,1.892</text:p>
      <text:p text:style-name="Standard">89,2.6,2.414,-0.186</text:p>
      <text:p text:style-name="Standard">90,0.667,1.546,0.879</text:p>
      <text:p text:style-name="Standard">91,2.2,1.577,-0.623</text:p>
      <text:p text:style-name="Standard">92,2.2,1.849,-0.351</text:p>
      <text:p text:style-name="Standard">93,1.2,1.326,0.126</text:p>
      <text:p text:style-name="Standard">94,1,1.589,0.589</text:p>
      <text:p text:style-name="Standard">95,2.8,2.226,-0.574</text:p>
      <text:p text:style-name="Standard">96,1,1.422,0.422</text:p>
      <text:p text:style-name="Standard">97,0,1.982,1.982</text:p>
      <text:p text:style-name="Standard">98,3.667,2.329,-1.338</text:p>
      <text:p text:style-name="Standard">99,0,1.309,1.309</text:p>
      <text:p text:style-name="Standard">100,0.333,1.882,1.549</text:p>
      <text:p text:style-name="Standard">1,2.5,3.274,0.774</text:p>
      <text:p text:style-name="Standard">2,1.333,1.576,0.243</text:p>
      <text:p text:style-name="Standard">3,4.167,1.64,-2.526</text:p>
      <text:p text:style-name="Standard">4,1.4,1.671,0.271</text:p>
      <text:p text:style-name="Standard">5,1.833,2.625,0.792</text:p>
      <text:p text:style-name="Standard">6,0.8,1.59,0.79</text:p>
      <text:p text:style-name="Standard">7,3,2.526,-0.474</text:p>
      <text:p text:style-name="Standard">8,4.2,2.036,-2.164</text:p>
      <text:p text:style-name="Standard">9,1.8,2.022,0.222</text:p>
      <text:p text:style-name="Standard">10,2,2.876,0.876</text:p>
      <text:p text:style-name="Standard">11,1.167,1.153,-0.013</text:p>
      <text:p text:style-name="Standard">12,3,2.195,-0.805</text:p>
      <text:p text:style-name="Standard">13,3.5,2.779,-0.721</text:p>
      <text:p text:style-name="Standard">14,0,1.176,1.176</text:p>
      <text:p text:style-name="Standard">15,1.6,2.14,0.54</text:p>
      <text:p text:style-name="Standard">16,3,2.872,-0.128</text:p>
      <text:p text:style-name="Standard">17,0.333,2.688,2.354</text:p>
      <text:p text:style-name="Standard">18,2.167,2.09,-0.077</text:p>
      <text:p text:style-name="Standard">19,2,2.172,0.172</text:p>
      <text:p text:style-name="Standard">20,3.167,1.408,-1.759</text:p>
      <text:p text:style-name="Standard">21,1.4,0.98,-0.42</text:p>
      <text:p text:style-name="Standard">22,2,1.748,-0.252</text:p>
      <text:p text:style-name="Standard">23,1.833,2.72,0.887</text:p>
      <text:p text:style-name="Standard">24,2,1.351,-0.649</text:p>
      <text:p text:style-name="Standard">25,1.75,1.932,0.182</text:p>
      <text:p text:style-name="Standard">26,1.5,1.436,-0.064</text:p>
      <text:p text:style-name="Standard"><text:soft-page-break/>27,1.5,2.556,1.056</text:p>
      <text:p text:style-name="Standard">28,0.833,1.479,0.646</text:p>
      <text:p text:style-name="Standard">29,2,1.685,-0.315</text:p>
      <text:p text:style-name="Standard">30,1.333,2.547,1.214</text:p>
      <text:p text:style-name="Standard">31,1,1.783,0.783</text:p>
      <text:p text:style-name="Standard">32,0.667,1.321,0.655</text:p>
      <text:p text:style-name="Standard">33,3.5,1.883,-1.617</text:p>
      <text:p text:style-name="Standard">34,3.167,2.665,-0.502</text:p>
      <text:p text:style-name="Standard">35,3.25,2.815,-0.435</text:p>
      <text:p text:style-name="Standard">36,1.4,3.413,2.013</text:p>
      <text:p text:style-name="Standard">37,3.667,2.752,-0.914</text:p>
      <text:p text:style-name="Standard">38,0.667,1.133,0.467</text:p>
      <text:p text:style-name="Standard">39,2,1.558,-0.442</text:p>
      <text:p text:style-name="Standard">40,0,0.892,0.892</text:p>
      <text:p text:style-name="Standard">41,0,1.236,1.236</text:p>
      <text:p text:style-name="Standard">42,2.6,3.183,0.583</text:p>
      <text:p text:style-name="Standard">43,0,0.123,0.123</text:p>
      <text:p text:style-name="Standard">44,3,4.626,1.626</text:p>
      <text:p text:style-name="Standard">45,3.667,2.05,-1.617</text:p>
      <text:p text:style-name="Standard">46,1.833,2.342,0.509</text:p>
      <text:p text:style-name="Standard">47,2,1.868,-0.132</text:p>
      <text:p text:style-name="Standard">48,1.2,2.768,1.568</text:p>
      <text:p text:style-name="Standard">49,4.8,4.151,-0.649</text:p>
      <text:p text:style-name="Standard">50,2,2.519,0.519</text:p>
      <text:p text:style-name="Standard">51,0.8,1.376,0.576</text:p>
      <text:p text:style-name="Standard">52,2.2,1.933,-0.267</text:p>
      <text:p text:style-name="Standard">53,1,2.016,1.016</text:p>
      <text:p text:style-name="Standard">54,0.167,1.343,1.177</text:p>
      <text:p text:style-name="Standard">55,0.2,0.413,0.213</text:p>
      <text:p text:style-name="Standard">56,2.167,1.736,-0.431</text:p>
      <text:p text:style-name="Standard">57,1.167,1.929,0.763</text:p>
      <text:p text:style-name="Standard">58,1,1.581,0.581</text:p>
      <text:p text:style-name="Standard">59,1,1.306,0.306</text:p>
      <text:p text:style-name="Standard">60,0.667,1.469,0.803</text:p>
      <text:p text:style-name="Standard">61,2.6,2.806,0.206</text:p>
      <text:p text:style-name="Standard">62,1.6,2.179,0.579</text:p>
      <text:p text:style-name="Standard">63,1,1.708,0.708</text:p>
      <text:p text:style-name="Standard">64,1,1.426,0.426</text:p>
      <text:p text:style-name="Standard">65,0.5,0.502,0.002</text:p>
      <text:p text:style-name="Standard">66,1,2.472,1.472</text:p>
      <text:p text:style-name="Standard">67,3.6,2.479,-1.121</text:p>
      <text:p text:style-name="Standard">68,3,2.414,-0.586</text:p>
      <text:p text:style-name="Standard">69,1.5,1.929,0.429</text:p>
      <text:p text:style-name="Standard">70,0.167,1.372,1.205</text:p>
      <text:p text:style-name="Standard">71,1.4,2.351,0.951</text:p>
      <text:p text:style-name="Standard">72,0.5,2.214,1.714</text:p>
      <text:p text:style-name="Standard">73,1.6,1.639,0.039</text:p>
      <text:p text:style-name="Standard">74,0.333,0.629,0.296</text:p>
      <text:p text:style-name="Standard">75,2.667,1.674,-0.992</text:p>
      <text:p text:style-name="Standard">76,2.333,1.935,-0.399</text:p>
      <text:p text:style-name="Standard">77,0.333,1.309,0.975</text:p>
      <text:p text:style-name="Standard"><text:soft-page-break/>78,3,2.008,-0.992</text:p>
      <text:p text:style-name="Standard">79,4.2,1.809,-2.391</text:p>
      <text:p text:style-name="Standard">80,3.2,2.842,-0.358</text:p>
      <text:p text:style-name="Standard">81,4.4,3.236,-1.164</text:p>
      <text:p text:style-name="Standard">82,2.333,2.437,0.103</text:p>
      <text:p text:style-name="Standard">83,3.6,2.572,-1.028</text:p>
      <text:p text:style-name="Standard">84,2.833,2.759,-0.074</text:p>
      <text:p text:style-name="Standard">85,2.5,2.988,0.488</text:p>
      <text:p text:style-name="Standard">86,1.2,1.653,0.453</text:p>
      <text:p text:style-name="Standard">87,0.2,0.978,0.778</text:p>
      <text:p text:style-name="Standard">88,0.833,1.732,0.898</text:p>
      <text:p text:style-name="Standard">89,1.167,1.491,0.324</text:p>
      <text:p text:style-name="Standard">90,3.333,2.483,-0.85</text:p>
      <text:p text:style-name="Standard">91,3.4,1.593,-1.807</text:p>
      <text:p text:style-name="Standard">92,1.6,2.076,0.476</text:p>
      <text:p text:style-name="Standard">93,2,1.831,-0.169</text:p>
      <text:p text:style-name="Standard">94,2.8,3.07,0.27</text:p>
      <text:p text:style-name="Standard">95,1.8,1.813,0.013</text:p>
      <text:p text:style-name="Standard">96,0,1.296,1.296</text:p>
      <text:p text:style-name="Standard">97,0,0.357,0.357</text:p>
      <text:p text:style-name="Standard">98,1.2,2.55,1.35</text:p>
      <text:p text:style-name="Standard">99,1.667,2.787,1.12</text:p>
      <text:p text:style-name="Standard">100,1.667,1.921,0.255</text:p>
      <text:p text:style-name="Standard">1,0,1.508,1.508</text:p>
      <text:p text:style-name="Standard">2,3,2.095,-0.905</text:p>
      <text:p text:style-name="Standard">3,1.833,2.075,0.242</text:p>
      <text:p text:style-name="Standard">4,1.667,1.76,0.093</text:p>
      <text:p text:style-name="Standard">5,1.6,1.725,0.125</text:p>
      <text:p text:style-name="Standard">6,0.8,1.261,0.461</text:p>
      <text:p text:style-name="Standard">7,2.8,1.672,-1.128</text:p>
      <text:p text:style-name="Standard">8,2,1.583,-0.417</text:p>
      <text:p text:style-name="Standard">9,1.4,1.726,0.326</text:p>
      <text:p text:style-name="Standard">10,2.833,2.686,-0.148</text:p>
      <text:p text:style-name="Standard">11,3.5,3.007,-0.493</text:p>
      <text:p text:style-name="Standard">12,1.833,1.977,0.144</text:p>
      <text:p text:style-name="Standard">13,2.75,2.431,-0.319</text:p>
      <text:p text:style-name="Standard">14,1.4,1.661,0.261</text:p>
      <text:p text:style-name="Standard">15,3.6,2.208,-1.392</text:p>
      <text:p text:style-name="Standard">16,1.25,1.802,0.552</text:p>
      <text:p text:style-name="Standard">17,1.8,1.859,0.059</text:p>
      <text:p text:style-name="Standard">18,3,3.175,0.175</text:p>
      <text:p text:style-name="Standard">19,2.75,2.784,0.034</text:p>
      <text:p text:style-name="Standard">20,2.8,1.796,-1.004</text:p>
      <text:p text:style-name="Standard">21,3.2,2.796,-0.404</text:p>
      <text:p text:style-name="Standard">22,0.6,2.151,1.551</text:p>
      <text:p text:style-name="Standard">23,2.6,1.859,-0.741</text:p>
      <text:p text:style-name="Standard">24,0.75,1.694,0.944</text:p>
      <text:p text:style-name="Standard">25,2.8,2.073,-0.727</text:p>
      <text:p text:style-name="Standard">26,1.5,1.547,0.047</text:p>
      <text:p text:style-name="Standard">27,1,2.13,1.13</text:p>
      <text:p text:style-name="Standard">28,1.5,1.682,0.182</text:p>
      <text:p text:style-name="Standard"><text:soft-page-break/>29,0.6,2.58,1.98</text:p>
      <text:p text:style-name="Standard">30,1,1.061,0.061</text:p>
      <text:p text:style-name="Standard">31,1,2.201,1.201</text:p>
      <text:p text:style-name="Standard">32,3.2,2.589,-0.611</text:p>
      <text:p text:style-name="Standard">33,0,0.636,0.636</text:p>
      <text:p text:style-name="Standard">34,1.4,1.771,0.371</text:p>
      <text:p text:style-name="Standard">35,3.8,3.174,-0.626</text:p>
      <text:p text:style-name="Standard">36,2.833,2.198,-0.635</text:p>
      <text:p text:style-name="Standard">37,1.2,2.042,0.842</text:p>
      <text:p text:style-name="Standard">38,1.2,2.528,1.328</text:p>
      <text:p text:style-name="Standard">39,2.6,1.12,-1.48</text:p>
      <text:p text:style-name="Standard">40,2.8,2.434,-0.366</text:p>
      <text:p text:style-name="Standard">41,2.4,2.111,-0.289</text:p>
      <text:p text:style-name="Standard">42,0.8,1.866,1.066</text:p>
      <text:p text:style-name="Standard">43,0.5,1.355,0.855</text:p>
      <text:p text:style-name="Standard">44,1.5,1.998,0.498</text:p>
      <text:p text:style-name="Standard">45,2.8,2.423,-0.377</text:p>
      <text:p text:style-name="Standard">46,2,1.528,-0.472</text:p>
      <text:p text:style-name="Standard">47,1.667,2.572,0.905</text:p>
      <text:p text:style-name="Standard">48,3.333,3.635,0.302</text:p>
      <text:p text:style-name="Standard">49,0.6,2.483,1.883</text:p>
      <text:p text:style-name="Standard">50,0,1.573,1.573</text:p>
      <text:p text:style-name="Standard">51,4.167,0.81,-3.357</text:p>
      <text:p text:style-name="Standard">52,0,1.45,1.45</text:p>
      <text:p text:style-name="Standard">53,4.5,1.733,-2.767</text:p>
      <text:p text:style-name="Standard">54,0.8,1.763,0.963</text:p>
      <text:p text:style-name="Standard">55,0.8,1.566,0.766</text:p>
      <text:p text:style-name="Standard">56,0.833,1.977,1.144</text:p>
      <text:p text:style-name="Standard">57,2.333,1.061,-1.273</text:p>
      <text:p text:style-name="Standard">58,2,1.944,-0.056</text:p>
      <text:p text:style-name="Standard">59,2,2.15,0.15</text:p>
      <text:p text:style-name="Standard">60,3.5,2.849,-0.651</text:p>
      <text:p text:style-name="Standard">61,2,2.795,0.795</text:p>
      <text:p text:style-name="Standard">62,2.8,2.884,0.084</text:p>
      <text:p text:style-name="Standard">63,2,2.399,0.399</text:p>
      <text:p text:style-name="Standard">64,1.8,0.982,-0.818</text:p>
      <text:p text:style-name="Standard">65,2.333,1.992,-0.342</text:p>
      <text:p text:style-name="Standard">66,2,1.875,-0.125</text:p>
      <text:p text:style-name="Standard">67,4.714,3.414,-1.3</text:p>
      <text:p text:style-name="Standard">68,0,2.056,2.056</text:p>
      <text:p text:style-name="Standard">69,3,3.446,0.446</text:p>
      <text:p text:style-name="Standard">70,0.6,1.33,0.73</text:p>
      <text:p text:style-name="Standard">71,0.667,2.078,1.412</text:p>
      <text:p text:style-name="Standard">72,2.5,0.787,-1.713</text:p>
      <text:p text:style-name="Standard">73,2.75,2.367,-0.383</text:p>
      <text:p text:style-name="Standard">74,1.5,2.202,0.702</text:p>
      <text:p text:style-name="Standard">75,1,2.273,1.273</text:p>
      <text:p text:style-name="Standard">76,1,1.899,0.899</text:p>
      <text:p text:style-name="Standard">77,2.6,2.605,0.005</text:p>
      <text:p text:style-name="Standard">78,1.25,1.408,0.158</text:p>
      <text:p text:style-name="Standard">79,1,1.407,0.407</text:p>
      <text:p text:style-name="Standard"><text:soft-page-break/>80,0.4,1.953,1.553</text:p>
      <text:p text:style-name="Standard">81,2,2.064,0.064</text:p>
      <text:p text:style-name="Standard">82,4.333,1.536,-2.797</text:p>
      <text:p text:style-name="Standard">83,1.6,1.533,-0.067</text:p>
      <text:p text:style-name="Standard">84,4.2,2.875,-1.325</text:p>
      <text:p text:style-name="Standard">85,0.2,0.626,0.426</text:p>
      <text:p text:style-name="Standard">86,1.6,2.259,0.659</text:p>
      <text:p text:style-name="Standard">87,0.167,1.484,1.317</text:p>
      <text:p text:style-name="Standard">88,0.667,-0.138,-0.804</text:p>
      <text:p text:style-name="Standard">89,3.6,2.594,-1.006</text:p>
      <text:p text:style-name="Standard">90,3,2.806,-0.194</text:p>
      <text:p text:style-name="Standard">91,4.6,2.639,-1.961</text:p>
      <text:p text:style-name="Standard">92,2.8,1.909,-0.891</text:p>
      <text:p text:style-name="Standard">93,1.5,2.349,0.849</text:p>
      <text:p text:style-name="Standard">94,3,1.689,-1.311</text:p>
      <text:p text:style-name="Standard">95,2.167,2.048,-0.118</text:p>
      <text:p text:style-name="Standard">96,1,1.578,0.578</text:p>
      <text:p text:style-name="Standard">97,3.8,3.783,-0.017</text:p>
      <text:p text:style-name="Standard">98,1.429,0.718,-0.711</text:p>
      <text:p text:style-name="Standard">99,1.8,1.303,-0.497</text:p>
      <text:p text:style-name="Standard">100,4.2,5.285,1.085</text:p>
      <text:p text:style-name="Standard">1,1.75,1.699,-0.051</text:p>
      <text:p text:style-name="Standard">2,2,1.55,-0.45</text:p>
      <text:p text:style-name="Standard">3,1,1.421,0.421</text:p>
      <text:p text:style-name="Standard">4,2,2.262,0.262</text:p>
      <text:p text:style-name="Standard">5,1.8,1.977,0.177</text:p>
      <text:p text:style-name="Standard">6,2.833,2.569,-0.265</text:p>
      <text:p text:style-name="Standard">7,0,1.033,1.033</text:p>
      <text:p text:style-name="Standard">8,1.4,2.366,0.966</text:p>
      <text:p text:style-name="Standard">9,0.6,0.732,0.132</text:p>
      <text:p text:style-name="Standard">10,3.2,2.261,-0.939</text:p>
      <text:p text:style-name="Standard">11,4.333,2.222,-2.111</text:p>
      <text:p text:style-name="Standard">12,4.2,1.977,-2.223</text:p>
      <text:p text:style-name="Standard">13,5,5.357,0.357</text:p>
      <text:p text:style-name="Standard">14,2,1.411,-0.589</text:p>
      <text:p text:style-name="Standard">15,3.167,2.02,-1.147</text:p>
      <text:p text:style-name="Standard">16,2,2.372,0.372</text:p>
      <text:p text:style-name="Standard">17,2.5,2.021,-0.479</text:p>
      <text:p text:style-name="Standard">18,3.2,2.894,-0.306</text:p>
      <text:p text:style-name="Standard">19,2.4,1.355,-1.045</text:p>
      <text:p text:style-name="Standard">20,1.333,0.54,-0.793</text:p>
      <text:p text:style-name="Standard">21,4.6,2.391,-2.209</text:p>
      <text:p text:style-name="Standard">22,3,3.837,0.837</text:p>
      <text:p text:style-name="Standard">23,1.8,1.768,-0.032</text:p>
      <text:p text:style-name="Standard">24,1.6,2.466,0.866</text:p>
      <text:p text:style-name="Standard">25,2.4,2.372,-0.028</text:p>
      <text:p text:style-name="Standard">26,4.4,2.402,-1.998</text:p>
      <text:p text:style-name="Standard">27,3.4,2.588,-0.812</text:p>
      <text:p text:style-name="Standard">28,1.4,1.876,0.476</text:p>
      <text:p text:style-name="Standard">29,2.2,2.403,0.203</text:p>
      <text:p text:style-name="Standard">30,1.6,1.686,0.086</text:p>
      <text:p text:style-name="Standard"><text:soft-page-break/>31,1.6,2.149,0.549</text:p>
      <text:p text:style-name="Standard">32,1.8,1.761,-0.039</text:p>
      <text:p text:style-name="Standard">33,0.6,0.593,-0.007</text:p>
      <text:p text:style-name="Standard">34,1,1.931,0.931</text:p>
      <text:p text:style-name="Standard">35,4,2.002,-1.998</text:p>
      <text:p text:style-name="Standard">36,1.167,1.341,0.174</text:p>
      <text:p text:style-name="Standard">37,2.25,2.761,0.511</text:p>
      <text:p text:style-name="Standard">38,3.4,2.311,-1.089</text:p>
      <text:p text:style-name="Standard">39,1.167,2.451,1.284</text:p>
      <text:p text:style-name="Standard">40,3.75,2.465,-1.285</text:p>
      <text:p text:style-name="Standard">41,4.667,1.213,-3.454</text:p>
      <text:p text:style-name="Standard">42,0,0.464,0.464</text:p>
      <text:p text:style-name="Standard">43,1.4,1.488,0.088</text:p>
      <text:p text:style-name="Standard">44,3.4,2.867,-0.533</text:p>
      <text:p text:style-name="Standard">45,4,2.572,-1.428</text:p>
      <text:p text:style-name="Standard">46,1.5,1.543,0.043</text:p>
      <text:p text:style-name="Standard">47,4.2,1.832,-2.368</text:p>
      <text:p text:style-name="Standard">48,3.167,2.531,-0.635</text:p>
      <text:p text:style-name="Standard">49,2.5,1.694,-0.806</text:p>
      <text:p text:style-name="Standard">50,2,2.571,0.571</text:p>
      <text:p text:style-name="Standard">51,3.2,1.315,-1.885</text:p>
      <text:p text:style-name="Standard">52,2.2,2.008,-0.192</text:p>
      <text:p text:style-name="Standard">53,1.167,2.065,0.898</text:p>
      <text:p text:style-name="Standard">54,2,1.93,-0.07</text:p>
      <text:p text:style-name="Standard">55,1.2,0.906,-0.294</text:p>
      <text:p text:style-name="Standard">56,4.4,2.728,-1.672</text:p>
      <text:p text:style-name="Standard">57,2,1.867,-0.133</text:p>
      <text:p text:style-name="Standard">58,0.75,1.576,0.826</text:p>
      <text:p text:style-name="Standard">59,2.5,2.648,0.148</text:p>
      <text:p text:style-name="Standard">60,2,3.042,1.042</text:p>
      <text:p text:style-name="Standard">61,0.167,1.93,1.763</text:p>
      <text:p text:style-name="Standard">62,1.167,1.942,0.775</text:p>
      <text:p text:style-name="Standard">63,0,2.556,2.556</text:p>
      <text:p text:style-name="Standard">64,4.167,3.26,-0.907</text:p>
      <text:p text:style-name="Standard">65,2.667,1.763,-0.903</text:p>
      <text:p text:style-name="Standard">66,2,1.145,-0.855</text:p>
      <text:p text:style-name="Standard">67,2,2.866,0.866</text:p>
      <text:p text:style-name="Standard">68,1,1.938,0.938</text:p>
      <text:p text:style-name="Standard">69,3.8,2.31,-1.49</text:p>
      <text:p text:style-name="Standard">70,2.2,1.875,-0.325</text:p>
      <text:p text:style-name="Standard">71,3,1.81,-1.19</text:p>
      <text:p text:style-name="Standard">72,4.2,2.071,-2.129</text:p>
      <text:p text:style-name="Standard">73,2.833,2.354,-0.479</text:p>
      <text:p text:style-name="Standard">74,3.833,1.939,-1.895</text:p>
      <text:p text:style-name="Standard">75,1.8,1.738,-0.062</text:p>
      <text:p text:style-name="Standard">76,0.8,1.332,0.532</text:p>
      <text:p text:style-name="Standard">77,1.333,1.946,0.613</text:p>
      <text:p text:style-name="Standard">78,0.5,1.677,1.177</text:p>
      <text:p text:style-name="Standard">79,2.833,2.056,-0.778</text:p>
      <text:p text:style-name="Standard">80,2,1.636,-0.364</text:p>
      <text:p text:style-name="Standard">81,2,1.358,-0.642</text:p>
      <text:p text:style-name="Standard"><text:soft-page-break/>82,3,2.686,-0.314</text:p>
      <text:p text:style-name="Standard">83,4.2,2.949,-1.251</text:p>
      <text:p text:style-name="Standard">84,0,0.752,0.752</text:p>
      <text:p text:style-name="Standard">85,0.167,1.212,1.045</text:p>
      <text:p text:style-name="Standard">86,0.25,1.12,0.87</text:p>
      <text:p text:style-name="Standard">87,1.8,1.047,-0.753</text:p>
      <text:p text:style-name="Standard">88,0.5,1.425,0.925</text:p>
      <text:p text:style-name="Standard">89,2.667,2.639,-0.027</text:p>
      <text:p text:style-name="Standard">90,0.833,1.132,0.298</text:p>
      <text:p text:style-name="Standard">91,3,2.329,-0.671</text:p>
      <text:p text:style-name="Standard">92,1.4,2.356,0.956</text:p>
      <text:p text:style-name="Standard">93,2.333,2.336,0.002</text:p>
      <text:p text:style-name="Standard">94,1.5,1.919,0.419</text:p>
      <text:p text:style-name="Standard">95,3.667,2.156,-1.51</text:p>
      <text:p text:style-name="Standard">96,0,1.275,1.275</text:p>
      <text:p text:style-name="Standard">97,1.2,1.817,0.617</text:p>
      <text:p text:style-name="Standard">98,3,2.337,-0.663</text:p>
      <text:p text:style-name="Standard">99,4.2,1.78,-2.42</text:p>
      <text:p text:style-name="Standard">100,0.6,1.835,1.235</text:p>
      <text:p text:style-name="Standard">1,4,2.397,-1.603</text:p>
      <text:p text:style-name="Standard">2,2.6,1.849,-0.751</text:p>
      <text:p text:style-name="Standard">3,1.4,1.812,0.412</text:p>
      <text:p text:style-name="Standard">4,1.333,2.323,0.99</text:p>
      <text:p text:style-name="Standard">5,1.8,1.193,-0.607</text:p>
      <text:p text:style-name="Standard">6,2.833,1.918,-0.915</text:p>
      <text:p text:style-name="Standard">7,2.2,1.903,-0.297</text:p>
      <text:p text:style-name="Standard">8,2.5,2.153,-0.347</text:p>
      <text:p text:style-name="Standard">9,0.167,0.807,0.641</text:p>
      <text:p text:style-name="Standard">10,0.167,0.307,0.14</text:p>
      <text:p text:style-name="Standard">11,1.5,1.771,0.271</text:p>
      <text:p text:style-name="Standard">12,1.2,1.941,0.741</text:p>
      <text:p text:style-name="Standard">13,1.667,1.679,0.013</text:p>
      <text:p text:style-name="Standard">14,0.6,1.532,0.932</text:p>
      <text:p text:style-name="Standard">15,1.4,2.043,0.643</text:p>
      <text:p text:style-name="Standard">16,2.2,2.772,0.572</text:p>
      <text:p text:style-name="Standard">17,4,3.407,-0.593</text:p>
      <text:p text:style-name="Standard">18,0.667,1.4,0.733</text:p>
      <text:p text:style-name="Standard">19,1.333,2.513,1.179</text:p>
      <text:p text:style-name="Standard">20,4.167,3.768,-0.398</text:p>
      <text:p text:style-name="Standard">21,0.6,1.544,0.944</text:p>
      <text:p text:style-name="Standard">22,0.667,1.3,0.634</text:p>
      <text:p text:style-name="Standard">23,1.667,2.075,0.409</text:p>
      <text:p text:style-name="Standard">24,3,2.691,-0.309</text:p>
      <text:p text:style-name="Standard">25,0.667,1.341,0.675</text:p>
      <text:p text:style-name="Standard">26,1,1.689,0.689</text:p>
      <text:p text:style-name="Standard">27,1.167,1.789,0.622</text:p>
      <text:p text:style-name="Standard">28,3.333,3.544,0.21</text:p>
      <text:p text:style-name="Standard">29,3.333,3.762,0.428</text:p>
      <text:p text:style-name="Standard">30,1,2.318,1.318</text:p>
      <text:p text:style-name="Standard">31,3.167,1.773,-1.394</text:p>
      <text:p text:style-name="Standard">32,1.6,2.45,0.85</text:p>
      <text:p text:style-name="Standard"><text:soft-page-break/>33,3.25,2.469,-0.781</text:p>
      <text:p text:style-name="Standard">34,2,1.425,-0.575</text:p>
      <text:p text:style-name="Standard">35,1.8,1.595,-0.205</text:p>
      <text:p text:style-name="Standard">36,1.25,1.4,0.15</text:p>
      <text:p text:style-name="Standard">37,0.667,1.474,0.807</text:p>
      <text:p text:style-name="Standard">38,0.4,2.044,1.644</text:p>
      <text:p text:style-name="Standard">39,1.6,1.713,0.113</text:p>
      <text:p text:style-name="Standard">40,1.2,1.995,0.795</text:p>
      <text:p text:style-name="Standard">41,0.5,1.723,1.223</text:p>
      <text:p text:style-name="Standard">42,2.833,2.474,-0.359</text:p>
      <text:p text:style-name="Standard">43,1.25,2.107,0.857</text:p>
      <text:p text:style-name="Standard">44,0.4,1.974,1.574</text:p>
      <text:p text:style-name="Standard">45,4.6,2.652,-1.948</text:p>
      <text:p text:style-name="Standard">46,3.667,2.391,-1.275</text:p>
      <text:p text:style-name="Standard">47,0.2,1.288,1.088</text:p>
      <text:p text:style-name="Standard">48,4.5,2.338,-2.162</text:p>
      <text:p text:style-name="Standard">49,1.333,1.193,-0.14</text:p>
      <text:p text:style-name="Standard">50,0.4,1.494,1.094</text:p>
      <text:p text:style-name="Standard">51,4.429,2.156,-2.273</text:p>
      <text:p text:style-name="Standard">52,2.667,2.074,-0.592</text:p>
      <text:p text:style-name="Standard">53,1.6,2.09,0.49</text:p>
      <text:p text:style-name="Standard">54,1,1.723,0.723</text:p>
      <text:p text:style-name="Standard">55,1,1.816,0.816</text:p>
      <text:p text:style-name="Standard">56,2.5,2.974,0.474</text:p>
      <text:p text:style-name="Standard">57,0.2,1.446,1.246</text:p>
      <text:p text:style-name="Standard">58,2,2.222,0.222</text:p>
      <text:p text:style-name="Standard">59,1.333,2.241,0.908</text:p>
      <text:p text:style-name="Standard">60,2.5,2.361,-0.139</text:p>
      <text:p text:style-name="Standard">61,3.333,2.023,-1.311</text:p>
      <text:p text:style-name="Standard">62,2,1.982,-0.018</text:p>
      <text:p text:style-name="Standard">63,2.6,2.435,-0.165</text:p>
      <text:p text:style-name="Standard">64,2.4,2.418,0.018</text:p>
      <text:p text:style-name="Standard">65,0.4,1.562,1.162</text:p>
      <text:p text:style-name="Standard">66,0.167,0.957,0.79</text:p>
      <text:p text:style-name="Standard">67,1.6,2.621,1.021</text:p>
      <text:p text:style-name="Standard">68,1.714,2.487,0.773</text:p>
      <text:p text:style-name="Standard">69,2.25,2.559,0.309</text:p>
      <text:p text:style-name="Standard">70,2,1.902,-0.098</text:p>
      <text:p text:style-name="Standard">71,1.25,2.943,1.693</text:p>
      <text:p text:style-name="Standard">72,0,0.299,0.299</text:p>
      <text:p text:style-name="Standard">73,1,1.632,0.632</text:p>
      <text:p text:style-name="Standard">74,1,2.276,1.276</text:p>
      <text:p text:style-name="Standard">75,2.4,3.794,1.394</text:p>
      <text:p text:style-name="Standard">76,1,1.565,0.565</text:p>
      <text:p text:style-name="Standard">77,4.2,2.841,-1.359</text:p>
      <text:p text:style-name="Standard">78,0,1.804,1.804</text:p>
      <text:p text:style-name="Standard">79,2,2.792,0.792</text:p>
      <text:p text:style-name="Standard">80,1.5,1.832,0.332</text:p>
      <text:p text:style-name="Standard">81,3,3.894,0.894</text:p>
      <text:p text:style-name="Standard">82,0.6,1.874,1.274</text:p>
      <text:p text:style-name="Standard">83,3.667,1.693,-1.974</text:p>
      <text:p text:style-name="Standard"><text:soft-page-break/>84,2.8,1.658,-1.142</text:p>
      <text:p text:style-name="Standard">85,1,1.751,0.751</text:p>
      <text:p text:style-name="Standard">86,0.333,1.853,1.519</text:p>
      <text:p text:style-name="Standard">87,4.5,2.942,-1.558</text:p>
      <text:p text:style-name="Standard">88,3,2.889,-0.111</text:p>
      <text:p text:style-name="Standard">89,1.167,2.456,1.289</text:p>
      <text:p text:style-name="Standard">90,1.4,1.174,-0.226</text:p>
      <text:p text:style-name="Standard">91,1.2,0.341,-0.859</text:p>
      <text:p text:style-name="Standard">92,0.286,1.603,1.317</text:p>
      <text:p text:style-name="Standard">93,2.4,2.46,0.06</text:p>
      <text:p text:style-name="Standard">94,2.2,0.35,-1.85</text:p>
      <text:p text:style-name="Standard">95,1.2,2.081,0.881</text:p>
      <text:p text:style-name="Standard">96,0.2,0.894,0.694</text:p>
      <text:p text:style-name="Standard">97,1.6,2.021,0.421</text:p>
      <text:p text:style-name="Standard">98,1.75,2.339,0.589</text:p>
      <text:p text:style-name="Standard">99,0.833,1.638,0.805</text:p>
      <text:p text:style-name="Standard">100,2.25,1.047,-1.203</text:p>
      <text:p text:style-name="Standard">1,1.5,2.044,0.544</text:p>
      <text:p text:style-name="Standard">2,5,2.796,-2.204</text:p>
      <text:p text:style-name="Standard">3,1.833,1.759,-0.075</text:p>
      <text:p text:style-name="Standard">4,3,3.54,0.54</text:p>
      <text:p text:style-name="Standard">5,2.667,3.179,0.512</text:p>
      <text:p text:style-name="Standard">6,1,1.676,0.676</text:p>
      <text:p text:style-name="Standard">7,1.833,2.118,0.285</text:p>
      <text:p text:style-name="Standard">8,2.6,1.952,-0.648</text:p>
      <text:p text:style-name="Standard">9,3,3.076,0.076</text:p>
      <text:p text:style-name="Standard">10,2.8,1.997,-0.803</text:p>
      <text:p text:style-name="Standard">11,1.75,2.522,0.772</text:p>
      <text:p text:style-name="Standard">12,4.5,3.925,-0.575</text:p>
      <text:p text:style-name="Standard">13,3.4,1.727,-1.673</text:p>
      <text:p text:style-name="Standard">14,2.2,1.891,-0.309</text:p>
      <text:p text:style-name="Standard">15,4.333,1.699,-2.635</text:p>
      <text:p text:style-name="Standard">16,2.75,1.369,-1.381</text:p>
      <text:p text:style-name="Standard">17,1.8,2.077,0.277</text:p>
      <text:p text:style-name="Standard">18,3,1.507,-1.493</text:p>
      <text:p text:style-name="Standard">19,0.2,1.544,1.344</text:p>
      <text:p text:style-name="Standard">20,3.5,1.823,-1.677</text:p>
      <text:p text:style-name="Standard">21,1.333,1.76,0.427</text:p>
      <text:p text:style-name="Standard">22,2.6,1.514,-1.086</text:p>
      <text:p text:style-name="Standard">23,3,1.894,-1.106</text:p>
      <text:p text:style-name="Standard">24,3.75,1.763,-1.987</text:p>
      <text:p text:style-name="Standard">25,3.6,1.46,-2.14</text:p>
      <text:p text:style-name="Standard">26,4,2.193,-1.807</text:p>
      <text:p text:style-name="Standard">27,1.667,2.086,0.419</text:p>
      <text:p text:style-name="Standard">28,3.333,2.64,-0.694</text:p>
      <text:p text:style-name="Standard">29,3.6,2.904,-0.696</text:p>
      <text:p text:style-name="Standard">30,0.6,1.214,0.614</text:p>
      <text:p text:style-name="Standard">31,2.6,1.735,-0.865</text:p>
      <text:p text:style-name="Standard">32,3.167,2.144,-1.022</text:p>
      <text:p text:style-name="Standard">33,3.833,1.494,-2.339</text:p>
      <text:p text:style-name="Standard">34,2.8,1.544,-1.256</text:p>
      <text:p text:style-name="Standard"><text:soft-page-break/>35,1.2,1.158,-0.042</text:p>
      <text:p text:style-name="Standard">36,0.6,1.478,0.878</text:p>
      <text:p text:style-name="Standard">37,1.4,1.896,0.496</text:p>
      <text:p text:style-name="Standard">38,2.25,1.536,-0.714</text:p>
      <text:p text:style-name="Standard">39,0.333,1.829,1.496</text:p>
      <text:p text:style-name="Standard">40,3.167,2.365,-0.801</text:p>
      <text:p text:style-name="Standard">41,1.667,1.397,-0.269</text:p>
      <text:p text:style-name="Standard">42,2.8,3.008,0.208</text:p>
      <text:p text:style-name="Standard">43,4.6,3.553,-1.047</text:p>
      <text:p text:style-name="Standard">44,2,2.557,0.557</text:p>
      <text:p text:style-name="Standard">45,1,1.667,0.667</text:p>
      <text:p text:style-name="Standard">46,1,1.652,0.652</text:p>
      <text:p text:style-name="Standard">47,1.75,1.446,-0.304</text:p>
      <text:p text:style-name="Standard">48,1.8,1.51,-0.29</text:p>
      <text:p text:style-name="Standard">49,2.25,0.916,-1.334</text:p>
      <text:p text:style-name="Standard">50,0.4,1.34,0.94</text:p>
      <text:p text:style-name="Standard">51,0.75,1.581,0.831</text:p>
      <text:p text:style-name="Standard">52,2.8,1.885,-0.915</text:p>
      <text:p text:style-name="Standard">53,1.75,0.382,-1.368</text:p>
      <text:p text:style-name="Standard">54,1.167,2.409,1.242</text:p>
      <text:p text:style-name="Standard">55,3.333,2.417,-0.916</text:p>
      <text:p text:style-name="Standard">56,2,2.708,0.708</text:p>
      <text:p text:style-name="Standard">57,2.167,1.292,-0.875</text:p>
      <text:p text:style-name="Standard">58,0,0.429,0.429</text:p>
      <text:p text:style-name="Standard">59,1.167,2.146,0.979</text:p>
      <text:p text:style-name="Standard">60,0.2,0.226,0.026</text:p>
      <text:p text:style-name="Standard">61,3,2.49,-0.51</text:p>
      <text:p text:style-name="Standard">62,2.833,1.838,-0.995</text:p>
      <text:p text:style-name="Standard">63,3.4,2.723,-0.677</text:p>
      <text:p text:style-name="Standard">64,0,0.683,0.683</text:p>
      <text:p text:style-name="Standard">65,0.4,1.498,1.098</text:p>
      <text:p text:style-name="Standard">66,0.8,1.203,0.403</text:p>
      <text:p text:style-name="Standard">67,2.5,2.628,0.128</text:p>
      <text:p text:style-name="Standard">68,2.25,2.48,0.23</text:p>
      <text:p text:style-name="Standard">69,3.8,3.117,-0.683</text:p>
      <text:p text:style-name="Standard">70,2.6,1.909,-0.691</text:p>
      <text:p text:style-name="Standard">71,1.5,2.498,0.998</text:p>
      <text:p text:style-name="Standard">72,1,1.785,0.785</text:p>
      <text:p text:style-name="Standard">73,3.833,2.082,-1.751</text:p>
      <text:p text:style-name="Standard">74,2.2,2.786,0.586</text:p>
      <text:p text:style-name="Standard">75,1,2.439,1.439</text:p>
      <text:p text:style-name="Standard">76,0.333,1.523,1.19</text:p>
      <text:p text:style-name="Standard">77,3.4,3.397,-0.003</text:p>
      <text:p text:style-name="Standard">78,3,1.63,-1.37</text:p>
      <text:p text:style-name="Standard">79,1.4,2.611,1.211</text:p>
      <text:p text:style-name="Standard">80,1.75,1.224,-0.526</text:p>
      <text:p text:style-name="Standard">81,1.75,1.336,-0.414</text:p>
      <text:p text:style-name="Standard">82,0.8,2.071,1.271</text:p>
      <text:p text:style-name="Standard">83,2.2,1.587,-0.613</text:p>
      <text:p text:style-name="Standard">84,2,2.278,0.278</text:p>
      <text:p text:style-name="Standard">85,2,2.41,0.41</text:p>
      <text:p text:style-name="Standard"><text:soft-page-break/>86,2.4,3.667,1.267</text:p>
      <text:p text:style-name="Standard">87,0,1.32,1.32</text:p>
      <text:p text:style-name="Standard">88,2.5,1.714,-0.786</text:p>
      <text:p text:style-name="Standard">89,1.75,0.851,-0.899</text:p>
      <text:p text:style-name="Standard">90,2.8,3.068,0.268</text:p>
      <text:p text:style-name="Standard">91,0,0.626,0.626</text:p>
      <text:p text:style-name="Standard">92,1.5,2.365,0.865</text:p>
      <text:p text:style-name="Standard">93,1.8,0.752,-1.048</text:p>
      <text:p text:style-name="Standard">94,1,1.706,0.706</text:p>
      <text:p text:style-name="Standard">95,1.667,2.047,0.38</text:p>
      <text:p text:style-name="Standard">96,1,3.274,2.274</text:p>
      <text:p text:style-name="Standard">97,0.2,1.831,1.631</text:p>
      <text:p text:style-name="Standard">98,1.6,2.124,0.524</text:p>
      <text:p text:style-name="Standard">99,1.2,2.342,1.142</text:p>
      <text:p text:style-name="Standard">100,2.8,2.171,-0.629</text:p>
      <text:p text:style-name="Standard">1,3.5,1.564,-1.936</text:p>
      <text:p text:style-name="Standard">2,1.333,1.451,0.118</text:p>
      <text:p text:style-name="Standard">3,2.8,1.581,-1.219</text:p>
      <text:p text:style-name="Standard">4,1.6,1.97,0.37</text:p>
      <text:p text:style-name="Standard">5,1.4,2.208,0.808</text:p>
      <text:p text:style-name="Standard">6,2.6,2.285,-0.315</text:p>
      <text:p text:style-name="Standard">7,0.25,1.561,1.311</text:p>
      <text:p text:style-name="Standard">8,0,0.439,0.439</text:p>
      <text:p text:style-name="Standard">9,1.667,2.403,0.736</text:p>
      <text:p text:style-name="Standard">10,0.333,0.515,0.182</text:p>
      <text:p text:style-name="Standard">11,2,2.363,0.363</text:p>
      <text:p text:style-name="Standard">12,2.75,2.556,-0.194</text:p>
      <text:p text:style-name="Standard">13,2.2,2.331,0.131</text:p>
      <text:p text:style-name="Standard">14,4.6,2.413,-2.187</text:p>
      <text:p text:style-name="Standard">15,2.167,1.74,-0.427</text:p>
      <text:p text:style-name="Standard">16,1.2,1.819,0.619</text:p>
      <text:p text:style-name="Standard">17,1.6,1.914,0.314</text:p>
      <text:p text:style-name="Standard">18,2.25,1.44,-0.81</text:p>
      <text:p text:style-name="Standard">19,0.8,1.404,0.604</text:p>
      <text:p text:style-name="Standard">20,0,2.21,2.21</text:p>
      <text:p text:style-name="Standard">21,1.2,1.823,0.623</text:p>
      <text:p text:style-name="Standard">22,2.8,2.138,-0.662</text:p>
      <text:p text:style-name="Standard">23,3,1.552,-1.448</text:p>
      <text:p text:style-name="Standard">24,4.8,2.941,-1.859</text:p>
      <text:p text:style-name="Standard">25,1.833,1.628,-0.206</text:p>
      <text:p text:style-name="Standard">26,0.333,1.614,1.281</text:p>
      <text:p text:style-name="Standard">27,1.25,2.004,0.754</text:p>
      <text:p text:style-name="Standard">28,1.6,1.955,0.355</text:p>
      <text:p text:style-name="Standard">29,1.2,2.307,1.107</text:p>
      <text:p text:style-name="Standard">30,3.2,2.123,-1.077</text:p>
      <text:p text:style-name="Standard">31,0.6,1.254,0.654</text:p>
      <text:p text:style-name="Standard">32,2.8,2.278,-0.522</text:p>
      <text:p text:style-name="Standard">33,2.4,1.644,-0.756</text:p>
      <text:p text:style-name="Standard">34,1.4,1.631,0.231</text:p>
      <text:p text:style-name="Standard">35,0.5,1.557,1.057</text:p>
      <text:p text:style-name="Standard">36,3.4,2.11,-1.29</text:p>
      <text:p text:style-name="Standard"><text:soft-page-break/>37,0.2,0.295,0.095</text:p>
      <text:p text:style-name="Standard">38,2.333,1.449,-0.885</text:p>
      <text:p text:style-name="Standard">39,1.6,2.032,0.432</text:p>
      <text:p text:style-name="Standard">40,2.8,1.211,-1.589</text:p>
      <text:p text:style-name="Standard">41,0.6,1.563,0.963</text:p>
      <text:p text:style-name="Standard">42,0.2,2.795,2.595</text:p>
      <text:p text:style-name="Standard">43,3.333,1.509,-1.824</text:p>
      <text:p text:style-name="Standard">44,1.667,2.482,0.815</text:p>
      <text:p text:style-name="Standard">45,2.8,1.983,-0.817</text:p>
      <text:p text:style-name="Standard">46,3.333,3.444,0.11</text:p>
      <text:p text:style-name="Standard">47,2.4,3.19,0.79</text:p>
      <text:p text:style-name="Standard">48,0.5,1.184,0.684</text:p>
      <text:p text:style-name="Standard">49,1.4,1.556,0.156</text:p>
      <text:p text:style-name="Standard">50,1.2,2.036,0.836</text:p>
      <text:p text:style-name="Standard">51,2.4,2.587,0.187</text:p>
      <text:p text:style-name="Standard">52,4,2.396,-1.604</text:p>
      <text:p text:style-name="Standard">53,2.167,1.65,-0.517</text:p>
      <text:p text:style-name="Standard">54,1.5,1.653,0.153</text:p>
      <text:p text:style-name="Standard">55,2,1.557,-0.443</text:p>
      <text:p text:style-name="Standard">56,1.6,1.952,0.352</text:p>
      <text:p text:style-name="Standard">57,2.2,1.923,-0.277</text:p>
      <text:p text:style-name="Standard">58,3.75,1.19,-2.56</text:p>
      <text:p text:style-name="Standard">59,0.333,1.061,0.728</text:p>
      <text:p text:style-name="Standard">60,1.667,1.467,-0.2</text:p>
      <text:p text:style-name="Standard">61,1.5,0.876,-0.624</text:p>
      <text:p text:style-name="Standard">62,0,1.565,1.565</text:p>
      <text:p text:style-name="Standard">63,1,1.389,0.389</text:p>
      <text:p text:style-name="Standard">64,2.833,2.2,-0.633</text:p>
      <text:p text:style-name="Standard">65,1.833,1.842,0.009</text:p>
      <text:p text:style-name="Standard">66,2,2.679,0.679</text:p>
      <text:p text:style-name="Standard">67,1.6,2.2,0.6</text:p>
      <text:p text:style-name="Standard">68,4.2,1.958,-2.242</text:p>
      <text:p text:style-name="Standard">69,2.2,1.925,-0.275</text:p>
      <text:p text:style-name="Standard">70,3.4,3.017,-0.383</text:p>
      <text:p text:style-name="Standard">71,2,2.214,0.214</text:p>
      <text:p text:style-name="Standard">72,3.167,3.817,0.65</text:p>
      <text:p text:style-name="Standard">73,3.833,2.267,-1.567</text:p>
      <text:p text:style-name="Standard">74,0.833,0.488,-0.345</text:p>
      <text:p text:style-name="Standard">75,1.4,1.018,-0.382</text:p>
      <text:p text:style-name="Standard">76,2.2,1.387,-0.813</text:p>
      <text:p text:style-name="Standard">77,1.167,2.185,1.019</text:p>
      <text:p text:style-name="Standard">78,2.5,2.089,-0.411</text:p>
      <text:p text:style-name="Standard">79,0.4,2.016,1.616</text:p>
      <text:p text:style-name="Standard">80,4.333,2.335,-1.998</text:p>
      <text:p text:style-name="Standard">81,1.5,1.11,-0.39</text:p>
      <text:p text:style-name="Standard">82,0.2,0.467,0.267</text:p>
      <text:p text:style-name="Standard">83,0.6,0.884,0.284</text:p>
      <text:p text:style-name="Standard">84,3.833,3.218,-0.615</text:p>
      <text:p text:style-name="Standard">85,1.4,1.339,-0.061</text:p>
      <text:p text:style-name="Standard">86,0,0.396,0.396</text:p>
      <text:p text:style-name="Standard">87,2.4,2.796,0.396</text:p>
      <text:p text:style-name="Standard"><text:soft-page-break/>88,1.167,1.43,0.264</text:p>
      <text:p text:style-name="Standard">89,1.143,2.253,1.11</text:p>
      <text:p text:style-name="Standard">90,1.167,1.096,-0.071</text:p>
      <text:p text:style-name="Standard">91,1,2.396,1.396</text:p>
      <text:p text:style-name="Standard">92,0.6,1.798,1.198</text:p>
      <text:p text:style-name="Standard">93,0,0.491,0.491</text:p>
      <text:p text:style-name="Standard">94,2.8,1.686,-1.114</text:p>
      <text:p text:style-name="Standard">95,3,2.083,-0.917</text:p>
      <text:p text:style-name="Standard">96,3.8,1.872,-1.928</text:p>
      <text:p text:style-name="Standard">97,1.5,1.704,0.204</text:p>
      <text:p text:style-name="Standard">98,2,2.247,0.247</text:p>
      <text:p text:style-name="Standard">99,3.333,2.27,-1.063</text:p>
      <text:p text:style-name="Standard">100,1.5,1.656,0.156</text:p>
      <text:p text:style-name="Standard">1,3.833,2.281,-1.552</text:p>
      <text:p text:style-name="Standard">2,1.833,1.855,0.022</text:p>
      <text:p text:style-name="Standard">3,0.429,1.304,0.875</text:p>
      <text:p text:style-name="Standard">4,2.667,3.211,0.545</text:p>
      <text:p text:style-name="Standard">5,1.2,1.987,0.787</text:p>
      <text:p text:style-name="Standard">6,2,1.228,-0.772</text:p>
      <text:p text:style-name="Standard">7,3.6,2.198,-1.402</text:p>
      <text:p text:style-name="Standard">8,0.6,1.377,0.777</text:p>
      <text:p text:style-name="Standard">9,3.75,2.398,-1.352</text:p>
      <text:p text:style-name="Standard">10,5,2.849,-2.151</text:p>
      <text:p text:style-name="Standard">11,1.8,1.678,-0.122</text:p>
      <text:p text:style-name="Standard">12,4.4,0.988,-3.412</text:p>
      <text:p text:style-name="Standard">13,1.6,2.251,0.651</text:p>
      <text:p text:style-name="Standard">14,2.2,1.728,-0.472</text:p>
      <text:p text:style-name="Standard">15,0.167,0.478,0.312</text:p>
      <text:p text:style-name="Standard">16,1.75,2.35,0.6</text:p>
      <text:p text:style-name="Standard">17,1.6,2.076,0.476</text:p>
      <text:p text:style-name="Standard">18,1.4,2.175,0.775</text:p>
      <text:p text:style-name="Standard">19,3.333,3.853,0.52</text:p>
      <text:p text:style-name="Standard">20,1.6,2.541,0.941</text:p>
      <text:p text:style-name="Standard">21,1.2,0.848,-0.352</text:p>
      <text:p text:style-name="Standard">22,1.8,1.782,-0.018</text:p>
      <text:p text:style-name="Standard">23,1.75,2.131,0.381</text:p>
      <text:p text:style-name="Standard">24,3.2,1.676,-1.524</text:p>
      <text:p text:style-name="Standard">25,0.25,0.16,-0.09</text:p>
      <text:p text:style-name="Standard">26,0.167,1.397,1.231</text:p>
      <text:p text:style-name="Standard">27,3.2,1.584,-1.616</text:p>
      <text:p text:style-name="Standard">28,0.667,1.757,1.09</text:p>
      <text:p text:style-name="Standard">29,1.6,2.097,0.497</text:p>
      <text:p text:style-name="Standard">30,1.2,1.194,-0.006</text:p>
      <text:p text:style-name="Standard">31,1.25,2.058,0.808</text:p>
      <text:p text:style-name="Standard">32,1.8,2.663,0.863</text:p>
      <text:p text:style-name="Standard">33,1.667,2.189,0.523</text:p>
      <text:p text:style-name="Standard">34,1,2.592,1.592</text:p>
      <text:p text:style-name="Standard">35,1.4,1.648,0.248</text:p>
      <text:p text:style-name="Standard">36,1,1.066,0.066</text:p>
      <text:p text:style-name="Standard">37,3.167,2.724,-0.443</text:p>
      <text:p text:style-name="Standard">38,2.2,3.31,1.11</text:p>
      <text:p text:style-name="Standard"><text:soft-page-break/>39,0,0.578,0.578</text:p>
      <text:p text:style-name="Standard">40,2.333,2.415,0.082</text:p>
      <text:p text:style-name="Standard">41,3,2.823,-0.177</text:p>
      <text:p text:style-name="Standard">42,1,1.08,0.08</text:p>
      <text:p text:style-name="Standard">43,0.4,1.394,0.994</text:p>
      <text:p text:style-name="Standard">44,3.167,2.18,-0.987</text:p>
      <text:p text:style-name="Standard">45,0.6,2.072,1.472</text:p>
      <text:p text:style-name="Standard">46,2.4,1.292,-1.108</text:p>
      <text:p text:style-name="Standard">47,4.5,2.73,-1.77</text:p>
      <text:p text:style-name="Standard">48,1.2,2.391,1.191</text:p>
      <text:p text:style-name="Standard">49,1,1.391,0.391</text:p>
      <text:p text:style-name="Standard">50,2.333,1.275,-1.058</text:p>
      <text:p text:style-name="Standard">51,0.25,1.132,0.882</text:p>
      <text:p text:style-name="Standard">52,2.4,1.935,-0.465</text:p>
      <text:p text:style-name="Standard">53,2.429,0.871,-1.558</text:p>
      <text:p text:style-name="Standard">54,3.2,3.095,-0.105</text:p>
      <text:p text:style-name="Standard">55,2,2.136,0.136</text:p>
      <text:p text:style-name="Standard">56,1.5,2.034,0.534</text:p>
      <text:p text:style-name="Standard">57,1.4,1.692,0.292</text:p>
      <text:p text:style-name="Standard">58,1.667,1.623,-0.043</text:p>
      <text:p text:style-name="Standard">59,0.6,1.558,0.958</text:p>
      <text:p text:style-name="Standard">60,3.8,2.774,-1.026</text:p>
      <text:p text:style-name="Standard">61,2.8,2.835,0.035</text:p>
      <text:p text:style-name="Standard">62,1.167,1.701,0.535</text:p>
      <text:p text:style-name="Standard">63,0.5,0.967,0.467</text:p>
      <text:p text:style-name="Standard">64,3.833,3.818,-0.016</text:p>
      <text:p text:style-name="Standard">65,3.2,2.525,-0.675</text:p>
      <text:p text:style-name="Standard">66,3,2.564,-0.436</text:p>
      <text:p text:style-name="Standard">67,0.6,1.531,0.931</text:p>
      <text:p text:style-name="Standard">68,2,2.267,0.267</text:p>
      <text:p text:style-name="Standard">69,3,1.845,-1.155</text:p>
      <text:p text:style-name="Standard">70,1.75,2.084,0.334</text:p>
      <text:p text:style-name="Standard">71,3.6,2.119,-1.481</text:p>
      <text:p text:style-name="Standard">72,0.4,1.984,1.584</text:p>
      <text:p text:style-name="Standard">73,2,1.649,-0.351</text:p>
      <text:p text:style-name="Standard">74,1.167,1.546,0.379</text:p>
      <text:p text:style-name="Standard">75,4.2,2.083,-2.117</text:p>
      <text:p text:style-name="Standard">76,2.2,1.752,-0.448</text:p>
      <text:p text:style-name="Standard">77,1.2,2.391,1.191</text:p>
      <text:p text:style-name="Standard">78,2,1.88,-0.12</text:p>
      <text:p text:style-name="Standard">79,1.4,2.705,1.305</text:p>
      <text:p text:style-name="Standard">80,1,1.729,0.729</text:p>
      <text:p text:style-name="Standard">81,1.5,2.02,0.52</text:p>
      <text:p text:style-name="Standard">82,1,2.672,1.672</text:p>
      <text:p text:style-name="Standard">83,1.8,1.455,-0.345</text:p>
      <text:p text:style-name="Standard">84,2.2,1.876,-0.324</text:p>
      <text:p text:style-name="Standard">85,0.4,1.333,0.933</text:p>
      <text:p text:style-name="Standard">86,3,2.519,-0.481</text:p>
      <text:p text:style-name="Standard">87,0.667,0.882,0.216</text:p>
      <text:p text:style-name="Standard">88,1.2,2.436,1.236</text:p>
      <text:p text:style-name="Standard">89,2.4,1.371,-1.029</text:p>
      <text:p text:style-name="Standard"><text:soft-page-break/>90,1,1.461,0.461</text:p>
      <text:p text:style-name="Standard">91,1.2,2.388,1.188</text:p>
      <text:p text:style-name="Standard">92,3.167,3.801,0.634</text:p>
      <text:p text:style-name="Standard">93,0.833,1.761,0.928</text:p>
      <text:p text:style-name="Standard">94,3.667,3.07,-0.597</text:p>
      <text:p text:style-name="Standard">95,3.2,1.527,-1.673</text:p>
      <text:p text:style-name="Standard">96,0,0.807,0.807</text:p>
      <text:p text:style-name="Standard">97,0.8,1.105,0.305</text:p>
      <text:p text:style-name="Standard">98,1.8,2.217,0.417</text:p>
      <text:p text:style-name="Standard">99,4.25,2.459,-1.791</text:p>
      <text:p text:style-name="Standard">100,0,1.021,1.021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5392</text:p>
      <text:p text:style-name="Standard">Mean absolute error <text:s text:c="21"/>0.8027</text:p>
      <text:p text:style-name="Standard">Root mean squared error <text:s text:c="17"/>1.0006</text:p>
      <text:p text:style-name="Standard">Relative absolute error <text:s text:c="16"/>81.8603 %</text:p>
      <text:p text:style-name="Standard">Root relative squared error <text:s text:c="12"/>84.2186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5-03-12T22:23:17</meta:creation-date>
    <meta:document-statistic meta:table-count="0" meta:image-count="0" meta:object-count="0" meta:page-count="22" meta:paragraph-count="1079" meta:word-count="1216" meta:character-count="21160"/>
    <dc:date>2015-03-12T22:24:59</dc:date>
    <dc:creator>amita misra</dc:creator>
    <meta:editing-duration>PT1M43S</meta:editing-duration>
    <meta:editing-cycles>1</meta:editing-cycles>
    <meta:generator>OpenOffice/4.1.0$Unix OpenOffice.org_project/410m18$Build-9764</meta:generator>
  </office:meta>
</office:document-meta>
</file>